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4.svm"/>
  <manifest:file-entry manifest:media-type="" manifest:full-path="Pictures/TablePreview1.svm"/>
  <manifest:file-entry manifest:media-type="image/png" manifest:full-path="Pictures/10000000000003200000025819812F21.png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yt-bluelinesgrad-outline1">
      <style:graphic-properties draw:auto-grow-height="true" fo:min-height="5.809cm"/>
    </style:style>
    <style:style style:name="pr2" style:family="presentation" style:parent-style-name="lyt-bluelinesgrad-outline1">
      <style:graphic-properties fo:min-height="5.809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title">
      <style:graphic-properties draw:auto-grow-height="true" fo:min-height="3.506cm"/>
    </style:style>
    <style:style style:name="pr8" style:family="presentation" style:parent-style-name="lyt-bluelinesgrad-subtitle">
      <style:graphic-properties draw:fill-color="#ffffff" fo:min-height="12.18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818cm"/>
    </style:style>
    <style:style style:name="ro3" style:family="table-row">
      <style:table-row-properties style:row-height="1.049cm"/>
    </style:style>
    <style:style style:name="ro4" style:family="table-row">
      <style:table-row-properties style:row-height="1.82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6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  <style:paragraph-properties fo:text-align="center"/>
      <style:text-properties fo:font-size="26pt" style:font-size-asian="18pt" style:font-size-complex="18pt"/>
    </style:style>
    <style:style style:name="ce5" style:family="table-cell">
      <style:graphic-properties style:repeat="repeat"/>
      <style:paragraph-properties fo:text-align="start"/>
      <style:text-properties fo:font-size="26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start"/>
      <style:text-properties fo:font-size="26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 style:font-size-asian="32pt" style:font-size-complex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font-size="26pt" fo:font-style="italic" style:font-size-asian="18pt" style:font-style-asian="italic" style:font-size-complex="18pt" style:font-style-complex="italic"/>
    </style:style>
    <style:style style:name="T9" style:family="text">
      <style:text-properties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4">
        <office:forms form:automatic-focus="false" form:apply-design-mode="false"/>
        <draw:frame presentation:style-name="pr1" draw:layer="layout" svg:width="25.199cm" svg:height="5.809cm" svg:x="1.4cm" svg:y="6.014cm" presentation:class="outline" presentation:user-transformed="true">
          <draw:text-box>
            <text:p text:style-name="P1">COMPARATIVO DE PROTOCOLOS DE ROTEAMENTO EM REDES <text:span text:style-name="T1">AD HOC</text:span> MÓVEIS EM CENÁRIOS MILITARES.</text:p>
          </draw:text-box>
        </draw:frame>
        <draw:frame presentation:style-name="pr2" draw:layer="layout" svg:width="25.199cm" svg:height="5.809cm" svg:x="1.4cm" svg:y="12.375cm" presentation:class="outline">
          <draw:text-box>
            <text:list text:style-name="L1">
              <text:list-item>
                <text:p>Acadêmico: Fábio Leandro Janiszevski</text:p>
              </text:list-item>
              <text:list-item>
                <text:p>Orientador: Dr. Daniel Kikuti</text:p>
              </text:list-item>
              <text:list-item>
                <text:p>Coorientador: Ms. Hermano Pere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Introdução</text:p>
              </text:list-item>
              <text:list-item>
                <text:p>Protocolos de roteamento</text:p>
                <text:list>
                  <text:list-item>
                    <text:p>DSDV</text:p>
                  </text:list-item>
                  <text:list-item>
                    <text:p>AODV</text:p>
                  </text:list-item>
                  <text:list-item>
                    <text:p>OLSR</text:p>
                  </text:list-item>
                </text:list>
              </text:list-item>
              <text:list-item>
                <text:p>Experiment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5" draw:text-style-name="P3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<text:span text:style-name="T2">Redes </text:span><text:span text:style-name="T3">wireless</text:span><text:span text:style-name="T2"> são divididas em</text:span></text:p>
                <text:p text:style-name="P2"><text:span text:style-name="T2"/></text:p>
                <text:list>
                  <text:list-item>
                    <text:p text:style-name="P2"><text:span text:style-name="T2">Redes infraestruturadas</text:span></text:p>
                    <text:p text:style-name="P2"><text:span text:style-name="T2"/></text:p>
                  </text:list-item>
                  <text:list-item>
                    <text:p text:style-name="P2"><text:span text:style-name="T2">Redes </text:span><text:span text:style-name="T3">ad h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es <text:span text:style-name="T1">ad hoc</text:span></text:p>
          </draw:text-box>
        </draw:frame>
        <draw:frame presentation:style-name="pr5" draw:text-style-name="P3" draw:layer="layout" svg:width="25.199cm" svg:height="12.329cm" svg:x="1.4cm" svg:y="6.014cm" presentation:class="outline" presentation:user-transformed="true">
          <draw:text-box>
            <text:list text:style-name="L1">
              <text:list-item>
                <text:p text:style-name="P2"><text:span text:style-name="T2">Para cada nó conectado a rede, o mesmo deve atuar como</text:span></text:p>
                <text:list>
                  <text:list-item>
                    <text:p text:style-name="P2"><text:span text:style-name="T2">Roteador</text:span></text:p>
                  </text:list-item>
                  <text:list-item>
                    <text:p text:style-name="P2"><text:span text:style-name="T3">Host</text:span></text:p>
                  </text:list-item>
                </text:list>
              </text:list-item>
              <text:list-item>
                <text:p text:style-name="P2"><text:span text:style-name="T4">Cada nó cria sua tabela de rotas, mantendo-as e/ou atualizando conforme sua classificação</text:span></text:p>
                <text:list>
                  <text:list-item>
                    <text:p text:style-name="P2"><text:span text:style-name="T4">Reativas </text:span></text:p>
                  </text:list-item>
                  <text:list-item>
                    <text:p text:style-name="P2"><text:span text:style-name="T4">Pró-ativ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ção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A dificuldade de criar e/ou encontrar um protocolo que atenda demandas específicas de um trabalho de comunicação em redes <text:span text:style-name="T1">ad hoc</text:span></text:p>
                <text:p text:style-name="P2"><text:span text:style-name="T1"/></text:p>
              </text:list-item>
              <text:list-item>
                <text:p text:style-name="P2"><text:span text:style-name="T5">Facilidade</text:span><text:span text:style-name="T1"> </text:span><text:span text:style-name="T5">de empregar uma rede </text:span><text:span text:style-name="T1">ad hoc </text:span><text:span text:style-name="T5"><text:s/>em cenários milita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tocolos de roteamento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Os protocolos de roteamento das redes <text:span text:style-name="T1">ad hoc </text:span><text:span text:style-name="T5">precisam resolver os problemas de roteamento dinâmico das mesmas redes</text:span></text:p>
              </text:list-item>
              <text:list-item>
                <text:p text:style-name="P2">Os protocolos de roteamento avaliados são baseados em vetor de distância ou em estado de conexão</text:p>
              </text:list-item>
              <text:list-item>
                <text:p text:style-name="P2">Avaliados os protocolos DSDV, AODV e OLS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SDV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Baseado em vetor de distâncias</text:p>
              </text:list-item>
              <text:list-item>
                <text:p>Protocolo de roteamento pró-ativo</text:p>
              </text:list-item>
              <text:list-item>
                <text:p>Mantém rotas para todos os nós</text:p>
              </text:list-item>
              <text:list-item>
                <text:p>Garante ausência de <text:span text:style-name="T6">loops</text:span> de rotas</text:p>
              </text:list-item>
              <text:list-item>
                <text:p>Trabalha com número de sequê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SDV</text:p>
          </draw:text-box>
        </draw:frame>
        <draw:frame draw:style-name="standard" draw:layer="layout" svg:width="25.199cm" svg:height="10.932cm" svg:x="1.399cm" svg:y="6.638cm" presentation:class="object" presentation:user-transformed="true">
          <draw:plugin xlink:href="../videos/DSDV.mpeg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ODV</text:p>
          </draw:text-box>
        </draw:frame>
        <draw:frame presentation:style-name="pr5" draw:text-style-name="P2" draw:layer="layout" svg:width="25.199cm" svg:height="12.18cm" svg:x="1.4cm" svg:y="6.014cm" presentation:class="outline">
          <draw:text-box>
            <text:list text:style-name="L1">
              <text:list-item>
                <text:p text:style-name="P2">Baseado em vetor de distâncias</text:p>
              </text:list-item>
              <text:list-item>
                <text:p text:style-name="P2">Protocolo de roteamento reativo</text:p>
              </text:list-item>
              <text:list-item>
                <text:p text:style-name="P2">Busca rotas por requisição</text:p>
              </text:list-item>
              <text:list-item>
                <text:p text:style-name="P2">Minimiza o número de inundações de roteamento em relação ao DSDV</text:p>
              </text:list-item>
              <text:list-item>
                <text:p text:style-name="P2">Trabalha com número de sequê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ODV</text:p>
          </draw:text-box>
        </draw:frame>
        <draw:frame draw:style-name="standard" draw:layer="layout" svg:width="25.199cm" svg:height="10.932cm" svg:x="1.399cm" svg:y="6.638cm" presentation:class="object" presentation:user-transformed="true">
          <draw:plugin xlink:href="../videos/AODV.mpeg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LSR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Baseado em estado de conexão (<text:span text:style-name="T1">Link state</text:span>)</text:p>
                <text:p/>
              </text:list-item>
              <text:list-item>
                <text:p>Protocolo de roteamento pró-ativo</text:p>
                <text:p/>
              </text:list-item>
              <text:list-item>
                <text:p>Seleção especial de vizinhos (MP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LSR</text:p>
          </draw:text-box>
        </draw:frame>
        <draw:frame draw:style-name="standard" draw:layer="layout" svg:width="20.564cm" svg:height="12.18cm" svg:x="3.717cm" svg:y="6.014cm" presentation:class="object" presentation:user-transformed="true">
          <draw:plugin xlink:href="../videos/OLSR.mpeg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todologia dos testes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Utilizado o software NS-2</text:p>
              </text:list-item>
              <text:list-item>
                <text:p text:style-name="P2">Executado dois cenários distintos</text:p>
              </text:list-item>
              <text:list-item>
                <text:p text:style-name="P2">Analisado métricas de desempenho conforme SALLES <text:span text:style-name="T1">et al </text:span><text:span text:style-name="T5">(2008)</text:span><text:span text:style-name="T1"> </text:span><text:span text:style-name="T5">e PEREIRA (2004)</text:span></text:p>
              </text:list-item>
              <text:list-item>
                <text:p text:style-name="P2">Leitura e analise dos arquivos de <text:span text:style-name="T1">log</text:span> do NS-2 com scripts para os resultados</text:p>
              </text:list-item>
              <text:list-item>
                <text:p text:style-name="P2">Utilizado o CBR como gerador de tráfe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étricas de desempenh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Taxa de entrega dos pacotes</text:p>
                <text:p/>
              </text:list-item>
              <text:list-item>
                <text:p>Atraso médio fim a fim dos pacotes de dados</text:p>
                <text:p/>
              </text:list-item>
              <text:list-item>
                <text:p>Número de pacotes de roteamento</text:p>
                <text:p/>
              </text:list-item>
              <text:list-item>
                <text:p>Número de <text:span text:style-name="T6">bytes</text:span> de rotea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o 1</text:p>
          </draw:text-box>
        </draw:frame>
        <draw:frame presentation:style-name="pr5" draw:text-style-name="P2" draw:layer="layout" svg:width="25.199cm" svg:height="12.18cm" svg:x="1.4cm" svg:y="6.014cm" presentation:class="outline">
          <draw:text-box>
            <text:list text:style-name="L1">
              <text:list-item>
                <text:p text:style-name="P2">Baseado na ideia de tempo de convergência</text:p>
                <text:p text:style-name="P2"/>
              </text:list-item>
              <text:list-item>
                <text:p text:style-name="P2">Movimentação constante dos soldados</text:p>
                <text:p text:style-name="P2"/>
              </text:list-item>
              <text:list-item>
                <text:p text:style-name="P2">1 rodada de execução</text:p>
                <text:p text:style-name="P2"/>
              </text:list-item>
              <text:list-item>
                <text:p text:style-name="P2">Caracterizado por perda de soldado em cam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erimento 1 – Parâmetros</text:p>
          </draw:text-box>
        </draw:frame>
        <draw:frame draw:style-name="standard" draw:layer="layout" svg:width="25.198cm" svg:height="11.312cm" svg:x="1.4cm" svg:y="6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Número total de nós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1">
              <table:table-cell>
                <text:p><text:span text:style-name="T7">Número total de fontes de tráfego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7">Número de conexões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7">Tempo de simulação</text:span></text:p>
              </table:table-cell>
              <table:table-cell>
                <text:p><text:span text:style-name="T7">300 segundos</text:span></text:p>
              </table:table-cell>
            </table:table-row>
            <table:table-row table:style-name="ro1" table:default-cell-style-name="ce1">
              <table:table-cell>
                <text:p><text:span text:style-name="T7">Área total da simulação</text:span></text:p>
              </table:table-cell>
              <table:table-cell>
                <text:p><text:span text:style-name="T7">500 x 500 metros</text:span></text:p>
              </table:table-cell>
            </table:table-row>
            <table:table-row table:style-name="ro1" table:default-cell-style-name="ce1">
              <table:table-cell>
                <text:p><text:span text:style-name="T7">Tamanho dos pacotes</text:span></text:p>
              </table:table-cell>
              <table:table-cell>
                <text:p><text:span text:style-name="T7">512 </text:span><text:span text:style-name="T8">bytes</text:span></text:p>
              </table:table-cell>
            </table:table-row>
            <table:table-row table:style-name="ro1" table:default-cell-style-name="ce1">
              <table:table-cell>
                <text:p><text:span text:style-name="T7">Velocidade dos nós</text:span></text:p>
              </table:table-cell>
              <table:table-cell>
                <text:p><text:span text:style-name="T7">1.5 m/s constante</text:span></text:p>
              </table:table-cell>
            </table:table-row>
            <table:table-row table:style-name="ro1" table:default-cell-style-name="ce1">
              <table:table-cell>
                <text:p><text:span text:style-name="T7">Velocidade de banda</text:span></text:p>
              </table:table-cell>
              <table:table-cell>
                <text:p><text:span text:style-name="T7">11Mb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erimento 1</text:p>
          </draw:text-box>
        </draw:frame>
        <draw:frame draw:style-name="standard" draw:layer="layout" svg:width="11.394cm" svg:height="12.18cm" svg:x="8.302cm" svg:y="6.014cm" presentation:class="object" presentation:user-transformed="true">
          <draw:plugin xlink:href="../videos/Exp1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erimento 2</text:p>
          </draw:text-box>
        </draw:frame>
        <draw:frame presentation:style-name="pr5" draw:text-style-name="P2" draw:layer="layout" svg:width="25.199cm" svg:height="13.129cm" svg:x="1.4cm" svg:y="6.014cm" presentation:class="outline" presentation:user-transformed="true">
          <draw:text-box>
            <text:list text:style-name="L1">
              <text:list-item>
                <text:p text:style-name="P2">Baseado nos estudos de PEREIRA (2004)</text:p>
                <text:p text:style-name="P2"/>
              </text:list-item>
              <text:list-item>
                <text:p text:style-name="P2">Movimentação diferenciada dos soldados</text:p>
                <text:p text:style-name="P2"/>
              </text:list-item>
              <text:list-item>
                <text:p text:style-name="P2">15 rodadas de execuções</text:p>
                <text:p text:style-name="P2"/>
              </text:list-item>
              <text:list-item>
                <text:p text:style-name="P2">Caracterizado por assalto e tomada de posição inimig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vimentação</text:p>
          </draw:text-box>
        </draw:frame>
        <draw:frame draw:style-name="standard" draw:layer="layout" svg:width="18.496cm" svg:height="12.18cm" svg:x="4.751cm" svg:y="6.014cm" presentation:class="object" presentation:user-transformed="true">
          <draw:plugin xlink:href="../videos/Move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erimento 2 – Parâmetros</text:p>
          </draw:text-box>
        </draw:frame>
        <draw:frame draw:style-name="standard" draw:layer="layout" svg:width="25.198cm" svg:height="10.287cm" svg:x="1.4cm" svg:y="6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Número total de nós</text:span></text:p>
              </table:table-cell>
              <table:table-cell>
                <text:p><text:span text:style-name="T7">17</text:span></text:p>
              </table:table-cell>
            </table:table-row>
            <table:table-row table:style-name="ro1" table:default-cell-style-name="ce1">
              <table:table-cell>
                <text:p><text:span text:style-name="T7">Número de fontes de tráfego</text:span></text:p>
              </table:table-cell>
              <table:table-cell>
                <text:p><text:span text:style-name="T7">7</text:span></text:p>
              </table:table-cell>
            </table:table-row>
            <table:table-row table:style-name="ro1" table:default-cell-style-name="ce1">
              <table:table-cell>
                <text:p><text:span text:style-name="T7">Número de conexões</text:span></text:p>
              </table:table-cell>
              <table:table-cell>
                <text:p><text:span text:style-name="T7">16</text:span></text:p>
              </table:table-cell>
            </table:table-row>
            <table:table-row table:style-name="ro1" table:default-cell-style-name="ce1">
              <table:table-cell>
                <text:p><text:span text:style-name="T7">Tempo de simulação</text:span></text:p>
              </table:table-cell>
              <table:table-cell>
                <text:p><text:span text:style-name="T7">600 segundos</text:span></text:p>
              </table:table-cell>
            </table:table-row>
            <table:table-row table:style-name="ro1" table:default-cell-style-name="ce1">
              <table:table-cell>
                <text:p><text:span text:style-name="T7">Área total da simulação</text:span></text:p>
              </table:table-cell>
              <table:table-cell>
                <text:p><text:span text:style-name="T7">1000 x 1000 metros</text:span></text:p>
              </table:table-cell>
            </table:table-row>
            <table:table-row table:style-name="ro1" table:default-cell-style-name="ce1">
              <table:table-cell>
                <text:p><text:span text:style-name="T7">Tamanho dos pacotes</text:span></text:p>
              </table:table-cell>
              <table:table-cell>
                <text:p><text:span text:style-name="T7">512 bytes</text:span></text:p>
              </table:table-cell>
            </table:table-row>
            <table:table-row table:style-name="ro1" table:default-cell-style-name="ce1">
              <table:table-cell>
                <text:p><text:span text:style-name="T7">Velocidade dos nós</text:span></text:p>
              </table:table-cell>
              <table:table-cell>
                <text:p><text:span text:style-name="T7">0 à 8 m/s</text:span></text:p>
              </table:table-cell>
            </table:table-row>
            <table:table-row table:style-name="ro1" table:default-cell-style-name="ce1">
              <table:table-cell>
                <text:p><text:span text:style-name="T7">Velocidade de banda</text:span></text:p>
              </table:table-cell>
              <table:table-cell>
                <text:p><text:span text:style-name="T7">11 Mb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o 2</text:p>
          </draw:text-box>
        </draw:frame>
        <draw:frame draw:style-name="standard" draw:layer="layout" svg:width="18.9cm" svg:height="12.18cm" svg:x="4.549cm" svg:y="6.014cm" presentation:class="object" presentation:user-transformed="true">
          <draw:plugin xlink:href="../videos/Exp2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erimento 1 – Resultados</text:p>
          </draw:text-box>
        </draw:frame>
        <draw:frame draw:style-name="standard" draw:layer="layout" svg:width="25.198cm" svg:height="11.554cm" svg:x="1.4cm" svg:y="6.0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ce2">
                <text:p><text:span text:style-name="T9">MÉTRICAS AVALIADAS</text:span></text:p>
              </table:table-cell>
              <table:table-cell>
                <text:p text:style-name="P1"><text:span text:style-name="T9">DSDV</text:span></text:p>
              </table:table-cell>
              <table:table-cell>
                <text:p text:style-name="P1"><text:span text:style-name="T9">AODV</text:span></text:p>
              </table:table-cell>
              <table:table-cell>
                <text:p text:style-name="P1"><text:span text:style-name="T9">OLSR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Taxa de entrega</text:span></text:p>
              </table:table-cell>
              <table:table-cell>
                <text:p text:style-name="P1"><text:span text:style-name="T7">92.98%</text:span></text:p>
              </table:table-cell>
              <table:table-cell>
                <text:p text:style-name="P1"><text:span text:style-name="T7">99.83%</text:span></text:p>
              </table:table-cell>
              <table:table-cell>
                <text:p text:style-name="P1"><text:span text:style-name="T7">98.43%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Atraso médio (ms)</text:span></text:p>
              </table:table-cell>
              <table:table-cell>
                <text:p text:style-name="P1"><text:span text:style-name="T7">10.7575</text:span></text:p>
              </table:table-cell>
              <table:table-cell>
                <text:p text:style-name="P1"><text:span text:style-name="T7">11.4837</text:span></text:p>
              </table:table-cell>
              <table:table-cell>
                <text:p text:style-name="P1"><text:span text:style-name="T7">11.3047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Número de pacotes</text:span></text:p>
              </table:table-cell>
              <table:table-cell>
                <text:p text:style-name="P1"><text:span text:style-name="T7">543</text:span></text:p>
              </table:table-cell>
              <table:table-cell>
                <text:p text:style-name="P1"><text:span text:style-name="T7">588</text:span></text:p>
              </table:table-cell>
              <table:table-cell>
                <text:p text:style-name="P1"><text:span text:style-name="T7">565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Número de </text:span><text:span text:style-name="T8">bytes</text:span></text:p>
              </table:table-cell>
              <table:table-cell>
                <text:p text:style-name="P1"><text:span text:style-name="T7">288896</text:span></text:p>
              </table:table-cell>
              <table:table-cell>
                <text:p text:style-name="P1"><text:span text:style-name="T7">312816</text:span></text:p>
              </table:table-cell>
              <table:table-cell>
                <text:p text:style-name="P1"><text:span text:style-name="T7">30058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o 2 – Resultados</text:p>
          </draw:text-box>
        </draw:frame>
        <draw:frame draw:style-name="standard" draw:layer="layout" svg:width="25.198cm" svg:height="11.554cm" svg:x="1.4cm" svg:y="6.0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style-name="ce5">
                <text:p text:style-name="P5"><text:span text:style-name="T9">MÉTRICAS AVALIADAS</text:span></text:p>
              </table:table-cell>
              <table:table-cell>
                <text:p text:style-name="P1"><text:span text:style-name="T9">DSDV</text:span></text:p>
              </table:table-cell>
              <table:table-cell>
                <text:p text:style-name="P1"><text:span text:style-name="T9">AODV</text:span></text:p>
              </table:table-cell>
              <table:table-cell>
                <text:p text:style-name="P1"><text:span text:style-name="T9">OLSR</text:span></text:p>
              </table:table-cell>
            </table:table-row>
            <table:table-row table:style-name="ro3" table:default-cell-style-name="ce4">
              <table:table-cell table:style-name="ce6">
                <text:p text:style-name="P5"><text:span text:style-name="T7">Taxa de entrega</text:span></text:p>
              </table:table-cell>
              <table:table-cell>
                <text:p text:style-name="P1"><text:span text:style-name="T7">96.88%</text:span></text:p>
              </table:table-cell>
              <table:table-cell>
                <text:p text:style-name="P1"><text:span text:style-name="T7">90.37%</text:span></text:p>
              </table:table-cell>
              <table:table-cell>
                <text:p text:style-name="P1"><text:span text:style-name="T7">95.29%</text:span></text:p>
              </table:table-cell>
            </table:table-row>
            <table:table-row table:style-name="ro3" table:default-cell-style-name="ce4">
              <table:table-cell table:style-name="ce6">
                <text:p text:style-name="P5"><text:span text:style-name="T7">Atraso médio (ms)</text:span></text:p>
              </table:table-cell>
              <table:table-cell>
                <text:p text:style-name="P1"><text:span text:style-name="T7">8.15969</text:span></text:p>
              </table:table-cell>
              <table:table-cell>
                <text:p text:style-name="P1"><text:span text:style-name="T7">16.3527</text:span></text:p>
              </table:table-cell>
              <table:table-cell>
                <text:p text:style-name="P1"><text:span text:style-name="T7">6.88545</text:span></text:p>
              </table:table-cell>
            </table:table-row>
            <table:table-row table:style-name="ro3" table:default-cell-style-name="ce4">
              <table:table-cell table:style-name="ce6">
                <text:p text:style-name="P5"><text:span text:style-name="T7">Número de pacotes</text:span></text:p>
              </table:table-cell>
              <table:table-cell>
                <text:p text:style-name="P1"><text:span text:style-name="T7">7407</text:span></text:p>
              </table:table-cell>
              <table:table-cell>
                <text:p text:style-name="P1"><text:span text:style-name="T7">7696</text:span></text:p>
              </table:table-cell>
              <table:table-cell>
                <text:p text:style-name="P1"><text:span text:style-name="T7">7483</text:span></text:p>
              </table:table-cell>
            </table:table-row>
            <table:table-row table:style-name="ro4" table:default-cell-style-name="ce4">
              <table:table-cell table:style-name="ce6">
                <text:p text:style-name="P5"><text:span text:style-name="T7">Número de MegaBytes</text:span></text:p>
              </table:table-cell>
              <table:table-cell>
                <text:p text:style-name="P1"><text:span text:style-name="T7">3.76</text:span></text:p>
              </table:table-cell>
              <table:table-cell>
                <text:p text:style-name="P1"><text:span text:style-name="T7">3.90</text:span></text:p>
              </table:table-cell>
              <table:table-cell>
                <text:p text:style-name="P1"><text:span text:style-name="T7">3.8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Os protocolos pró-ativos apresentaram um melhor desempenho quanto ao uso da rede e o tempo de resposta em ambos os experimentos</text:p>
                <text:p text:style-name="P2"/>
              </text:list-item>
              <text:list-item>
                <text:p text:style-name="P2">Cada protocolo possui suas vantagens e desvantagens dependendo das condições que lhe são impost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 text:style-name="P2">Não foi possível comparar resultados do Experimento 2 com os experimentos de PEREIRA (2004), pois houveram alterações no tamanho do experi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balhos futuros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Utilizar mais cenários diferenciados</text:p>
                <text:p text:style-name="P2"/>
              </text:list-item>
              <text:list-item>
                <text:p text:style-name="P2">Simulações com outros protocolos</text:p>
                <text:p text:style-name="P2"/>
              </text:list-item>
              <text:list-item>
                <text:p text:style-name="P2">Levar em consideração implementações de segurança como comentado por SALLES <text:span text:style-name="T1">et al </text:span><text:span text:style-name="T5">(2008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3T0">
        <draw:frame presentation:style-name="pr7" draw:layer="layout" svg:width="25.199cm" svg:height="3.506cm" svg:x="1.4cm" svg:y="0.837cm" presentation:class="title">
          <draw:text-box>
            <text:p>OBRIGADO PELA ATENÇÃO</text:p>
          </draw:text-box>
        </draw:frame>
        <draw:frame presentation:style-name="pr8" draw:layer="layout" svg:width="25.199cm" svg:height="12.18cm" svg:x="1.4cm" svg:y="6.014cm" presentation:class="subtitle">
          <draw:text-box>
            <text:p>Perguntas?</text:p>
            <text:p/>
            <text:p>Contato</text:p>
            <text:p>fabiosammy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5" draw:layer="layout" svg:width="25.199cm" svg:height="12.18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o Janiszevski</meta:initial-creator>
    <meta:creation-date>2012-11-21T12:02:36</meta:creation-date>
    <dc:date>2012-11-22T07:57:37</dc:date>
    <dc:creator>Fabio Janiszevski</dc:creator>
    <meta:editing-duration>PT18H40M30S</meta:editing-duration>
    <meta:editing-cycles>24</meta:editing-cycles>
    <meta:generator>LibreOffice/3.5$Linux_X86_64 LibreOffice_project/350m1$Build-2</meta:generator>
    <meta:document-statistic meta:object-count="144"/>
  </office:meta>
</office:document-meta>
</file>